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A000001C737AE8C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Arial1" svg:font-family="Arial, Helvetica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widows="1" fo:text-indent="0cm" style:auto-text-indent="false"/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widows="1"/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 fo:padding="0cm" fo:border="non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style:font-size-asian="11pt" style:font-size-complex="11pt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Heading">
      <style:paragraph-properties fo:text-align="center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background-color="transparent"/>
    </style:style>
    <style:style style:name="P9" style:family="paragraph" style:parent-style-name="Table_20_Contents">
      <style:text-properties officeooo:rsid="001c732f" officeooo:paragraph-rsid="001c732f" fo:background-color="transparent"/>
    </style:style>
    <style:style style:name="P10" style:family="paragraph" style:parent-style-name="Standard" style:master-page-name="Standard">
      <style:paragraph-properties fo:text-align="end" style:justify-single-word="false" style:page-number="auto"/>
    </style:style>
    <style:style style:name="P11" style:family="paragraph" style:parent-style-name="Standard" style:list-style-name="L1">
      <style:paragraph-properties fo:margin-top="0cm" fo:margin-bottom="0cm" loext:contextual-spacing="false" fo:line-height="100%" fo:widows="1"/>
      <style:text-properties fo:font-variant="normal" fo:text-transform="none" fo:color="#000000" style:font-name="Liberation Sans1" fo:font-size="11pt" fo:letter-spacing="normal" fo:font-style="normal" fo:font-weight="normal" style:font-size-asian="11pt" style:font-size-complex="11pt" fo:padding="0cm" fo:border="none"/>
    </style:style>
    <style:style style:name="P12" style:family="paragraph" style:parent-style-name="Standard" style:list-style-name="L2">
      <style:paragraph-properties fo:margin-top="0cm" fo:margin-bottom="0cm" loext:contextual-spacing="false" fo:line-height="100%" fo:widows="1"/>
      <style:text-properties fo:font-variant="normal" fo:text-transform="none" fo:color="#000000" style:font-name="Liberation Sans1" fo:font-size="11pt" fo:letter-spacing="normal" fo:font-style="normal" fo:font-weight="normal" style:font-size-asian="11pt" style:font-size-complex="11pt" fo:padding="0cm" fo:border="none"/>
    </style:style>
    <style:style style:name="P13" style:family="paragraph" style:parent-style-name="Standard" style:list-style-name="L3">
      <style:paragraph-properties fo:margin-top="0cm" fo:margin-bottom="0cm" loext:contextual-spacing="false" fo:line-height="100%" fo:widows="1"/>
      <style:text-properties fo:font-variant="normal" fo:text-transform="none" fo:color="#000000" style:font-name="Liberation Sans1" fo:font-size="11pt" fo:letter-spacing="normal" fo:font-style="normal" fo:font-weight="normal" style:font-size-asian="11pt" style:font-size-complex="11pt" fo:padding="0cm" fo:border="none"/>
    </style:style>
    <style:style style:name="P14" style:family="paragraph" style:parent-style-name="Text_20_body" style:master-page-name="Převést_20_1">
      <style:paragraph-properties fo:margin-top="0.499cm" fo:margin-bottom="0.499cm" loext:contextual-spacing="false" style:page-numb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16" style:family="paragraph" style:parent-style-name="Table_20_Contents">
      <style:text-properties officeooo:paragraph-rsid="0018dedf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officeooo:rsid="001c58d1"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ac458"/>
    </style:style>
    <style:style style:name="T7" style:family="text">
      <style:text-properties officeooo:rsid="001c07b4"/>
    </style:style>
    <style:style style:name="T8" style:family="text">
      <style:text-properties officeooo:rsid="001c58d1"/>
    </style:style>
    <style:style style:name="T9" style:family="text">
      <style:text-properties officeooo:rsid="001c732f"/>
    </style:style>
    <style:style style:name="T10" style:family="text">
      <style:text-properties officeooo:rsid="001dd709"/>
    </style:style>
    <style:style style:name="T11" style:family="text">
      <style:text-properties fo:font-variant="normal" fo:text-transform="none" fo:color="#000000" style:font-name="Arial1" fo:font-size="9pt" fo:letter-spacing="normal" fo:font-style="normal" fo:font-weight="normal"/>
    </style:style>
    <style:style style:name="T12" style:family="text">
      <style:text-properties officeooo:rsid="0018dedf" fo:background-color="transparent" loext:char-shading-value="0"/>
    </style:style>
    <style:style style:name="T13" style:family="text">
      <style:text-properties officeooo:rsid="001c732f" fo:background-color="transparent" loext:char-shading-value="0"/>
    </style:style>
    <style:style style:name="T14" style:family="text">
      <style:text-properties officeooo:rsid="001dd709" fo:background-color="transparent" loext:char-shading-value="0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p. zn. PKS Pha <text:span text:style-name="T3">29</text:span>/2016</text:p>
      <text:p text:style-name="P6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4">Zadavatel</text:span><text:span text:style-name="T5">:</text:span></text:p>
          </table:table-cell>
          <table:table-cell table:style-name="Tabulka1.A1" office:value-type="string">
            <text:p text:style-name="Table_20_Contents"><text:span text:style-name="T4">Česká pirátská strana</text:span>, krajské sdružení Praha, kontakty:</text:p>
            <text:p text:style-name="Table_20_Contents">Ondřej Profant, <text:a xlink:type="simple" xlink:href="mailto:ondrej.profant@pirati.cz" text:style-name="Internet_20_link" text:visited-style-name="Visited_20_Internet_20_Link"><text:span text:style-name="Internet_20_link">ondrej.profant@pirati.cz </text:span></text:a></text:p>
            <text:p text:style-name="Table_20_Contents">předseda pražského krajského sdružení České pirátské strany</text:p>
            <text:p text:style-name="Table_20_Contents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Dodavatel</text:span><text:span text:style-name="T5">:</text:span></text:p>
          </table:table-cell>
          <table:table-cell table:style-name="Tabulka1.A1" office:value-type="string">
            <text:p text:style-name="P16"><text:span text:style-name="T12">Vít Šimral, </text:span><text:span text:style-name="T13">narozen 9. 7. 1986,</text:span><text:span text:style-name="T12"> </text:span><text:span text:style-name="T14">místo podnikání Praha 10, IČO 02824230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ý úkol</text:span>:</text:p>
          </table:table-cell>
          <table:table-cell table:style-name="Tabulka1.A1" office:value-type="string">
            <text:list xml:id="list6384869652846269930" text:style-name="L1">
              <text:list-item>
                <text:p text:style-name="P11">připomínkování a tvorbu návrhů pro senátora Libora Michálka z hlediska P<text:span text:style-name="T6">i</text:span>rátského programu, spolupráce se senátorem Liborem Michálkem a jeho týmem,</text:p>
              </text:list-item>
            </text:list>
            <text:p text:style-name="P3"/>
            <text:section text:style-name="Sect1" text:name="magicdomid22">
              <text:list xml:id="list4326811968376726603" text:style-name="L2">
                <text:list-item>
                  <text:p text:style-name="P12">medializace aktivit senátora a jeho týmu</text:p>
                </text:list-item>
              </text:list>
              <text:p text:style-name="P2"/>
            </text:section>
            <text:section text:style-name="Sect1" text:name="magicdomid23">
              <text:list xml:id="list8044966163670264170" text:style-name="L3">
                <text:list-item>
                  <text:p text:style-name="P13">koordinace s Pirátskými asistenty dalších senátorů a komunikace s krajským sdružením Praha a republikovým předsednictvem <text:span text:style-name="T6">Pirátské strany</text:span></text:p>
                </text:list-item>
              </text:list>
            </text:section>
            <text:p text:style-name="P4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Smluvní typ</text:span>:</text:p>
          </table:table-cell>
          <table:table-cell table:style-name="Tabulka1.A1" office:value-type="string">
            <text:p text:style-name="Table_20_Contents"><text:span text:style-name="T10">příkazní </text:span>smlouva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Místo plnění</text:span>:</text:p>
          </table:table-cell>
          <table:table-cell table:style-name="Tabulka1.A1" office:value-type="string">
            <text:p text:style-name="Table_20_Contents">Praha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Odměna</text:span>:</text:p>
          </table:table-cell>
          <table:table-cell table:style-name="Tabulka1.A1" office:value-type="string">
            <text:p text:style-name="P8"><text:span text:style-name="T7">6</text:span> 000 – <text:span text:style-name="T6">11</text:span> 000 Kč<text:span text:style-name="T9"> </text:span>(slovy: v rozmezí <text:span text:style-name="T7">šesti</text:span> až <text:span text:style-name="T6">jedenácti</text:span> tisíc korun českých) <text:span text:style-name="T9">měsíčně</text:span>, <text:span text:style-name="T8">dle inzerátu ve výběrovém řízení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Termín provedení</text:span>:</text:p>
          </table:table-cell>
          <table:table-cell table:style-name="Tabulka1.A1" office:value-type="string">
            <text:p text:style-name="P9"><text:span text:style-name="T10">p</text:span>růběžně, <text:span text:style-name="T10">na dobu neurčitou</text:span></text:p>
          </table:table-cell>
        </table:table-row>
      </table:table>
      <text:p text:style-name="P1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7">Potvrzení</text:p>
          </table:table-cell>
          <table:table-cell table:style-name="Tabulka2.A1" office:value-type="string">
            <text:p text:style-name="P7">Den</text:p>
          </table:table-cell>
          <table:table-cell table:style-name="Tabulka2.A1" office:value-type="string">
            <text:p text:style-name="Table_20_Contents"><text:span text:style-name="T4">Za zadavatele</text:span><text:span text:style-name="T5">:</text:span></text:p>
          </table:table-cell>
          <table:table-cell table:style-name="Tabulka2.A1" office:value-type="string">
            <text:p text:style-name="Table_20_Contents"><text:span text:style-name="T4">Za dodavatele</text:span><text:span text:style-name="T5">:</text:span></text:p>
          </table:table-cell>
        </table:table-row>
        <table:table-row table:style-name="Tabulka2.2">
          <table:table-cell table:style-name="Tabulka2.A1" office:value-type="string">
            <text:p text:style-name="Table_20_Contents">Uzavření smlouvy:</text:p>
          </table:table-cell>
          <table:table-cell table:style-name="Tabulka2.A1" office:value-type="string">
            <text:p text:style-name="P8"><text:span text:style-name="T9">20</text:span>. <text:span text:style-name="T6">června</text:span> 2016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_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Arial1" svg:font-family="Arial, Helvetica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37AE8CA5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06-20T17:24:00.882844181</dc:date>
    <meta:editing-cycles>93</meta:editing-cycles>
    <meta:editing-duration>P24DT12H39M32S</meta:editing-duration>
    <meta:generator>LibreOffice/4.4.6.3$Linux_X86_64 LibreOffice_project/40m0$Build-3</meta:generator>
    <meta:document-statistic meta:table-count="2" meta:image-count="1" meta:object-count="0" meta:page-count="2" meta:paragraph-count="32" meta:word-count="192" meta:character-count="1369" meta:non-whitespace-character-count="1207"/>
    <meta:user-defined meta:name="Informace 1"/>
    <meta:user-defined meta:name="Informace 2"/>
    <meta:user-defined meta:name="Informace 3"/>
    <meta:user-defined meta:name="Informace 4"/>
  </office:meta>
</office:document-meta>
</file>